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3000001A46A6F19FA37FE2875.png" manifest:media-type="image/png"/>
  <manifest:file-entry manifest:full-path="Pictures/100002010000022A0000022AA5E80CF82B272AEA.png" manifest:media-type="image/png"/>
  <manifest:file-entry manifest:full-path="Pictures/100012A5000032E7000032E752FB59DF12A81F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032cm" svg:height="2.032cm" svg:x="5.445cm" svg:y="2.27cm">
          <draw:image xlink:href="Pictures/100012A5000032E7000032E752FB59DF12A81FD4.svg" xlink:type="simple" xlink:show="embed" xlink:actuate="onLoad" loext:mime-type="image/svg+xml">
            <text:p/>
          </draw:image>
          <draw:image xlink:href="Pictures/100002010000022A0000022AA5E80CF82B272AEA.png" xlink:type="simple" xlink:show="embed" xlink:actuate="onLoad" loext:mime-type="image/png"/>
        </draw:frame>
        <draw:frame draw:style-name="gr1" draw:text-style-name="P1" draw:layer="layout" svg:width="1.532cm" svg:height="1.378cm" svg:x="1.635cm" svg:y="5.826cm">
          <draw:image xlink:href="Pictures/10000201000001D3000001A46A6F19FA37FE2875.png" xlink:type="simple" xlink:show="embed" xlink:actuate="onLoad" loext:mime-type="image/png">
            <text:p/>
          </draw:image>
        </draw:frame>
        <draw:frame draw:style-name="gr1" draw:text-style-name="P1" draw:layer="layout" svg:width="1.532cm" svg:height="1.378cm" svg:x="6.935cm" svg:y="8.026cm">
          <draw:image xlink:href="Pictures/10000201000001D3000001A46A6F19FA37FE2875.png" xlink:type="simple" xlink:show="embed" xlink:actuate="onLoad" loext:mime-type="image/png">
            <text:p/>
          </draw:image>
        </draw:frame>
        <draw:frame draw:style-name="gr1" draw:text-style-name="P1" draw:layer="layout" svg:width="1.532cm" svg:height="1.378cm" svg:x="12.176cm" svg:y="6.099cm">
          <draw:image xlink:href="Pictures/10000201000001D3000001A46A6F19FA37FE287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7:34:05.640918482</meta:creation-date>
    <dc:date>2021-04-12T17:36:58.865860797</dc:date>
    <meta:editing-duration>PT2M53S</meta:editing-duration>
    <meta:editing-cycles>2</meta:editing-cycles>
    <meta:generator>LibreOffice/6.4.6.2$Linux_X86_64 LibreOffice_project/40$Build-2</meta:generator>
    <meta:document-statistic meta:object-count="4"/>
  </office:meta>
</office:document-meta>
</file>